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Inter" svg:font-family="Inter, Inter-Medium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variant="normal" fo:text-transform="none" fo:color="#271a38" style:text-line-through-style="none" style:font-name="Inter" fo:letter-spacing="normal" fo:font-style="normal" style:text-underline-style="none" fo:font-weight="bold" style:text-blinking="false" style:font-weight-asian="bold" style:font-weight-complex="bold"/>
    </style:style>
    <style:style style:name="T2" style:family="text">
      <style:text-properties fo:color="#3399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openclassrooms.com/fr/paths/900/projects/1117" text:style-name="Internet_20_link" text:visited-style-name="Visited_20_Internet_20_Link"><text:span text:style-name="T1">Améliorez l'interface d'un site mobile avec des animations CSS</text:span></text:a></text:p>
      <text:p text:style-name="Standard">Marina PHILOGENE </text:p>
      <text:p text:style-name="Standard"/>
      <text:p text:style-name="Standard">Site OHMYFOOD </text:p>
      <text:p text:style-name="Standard">Lien Github : <text:a xlink:type="simple" xlink:href="https://github.com/MP4code/Projet4-ohmyfood" text:style-name="Internet_20_link" text:visited-style-name="Visited_20_Internet_20_Link"><text:span text:style-name="T2">https://github.com/MP4code/Projet4-ohmyfood</text:span></text:a></text:p>
      <text:p text:style-name="Standard"/>
      <text:p text:style-name="Standard">Github Page : <text:a xlink:type="simple" xlink:href="https://mp4code.github.io/Projet4-ohmyfood/" text:style-name="Internet_20_link" text:visited-style-name="Visited_20_Internet_20_Link"><text:span text:style-name="T2">https://mp4code.github.io/Projet4-ohmyfood/</text:span>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Inter" svg:font-family="Inter, Inter-Medium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6M43S</meta:editing-duration>
    <meta:editing-cycles>4</meta:editing-cycles>
    <meta:generator>OpenOffice/4.1.14$Win32 OpenOffice.org_project/4114m1$Build-9811</meta:generator>
    <dc:date>2024-04-11T14:58:24.15</dc:date>
    <dc:creator>Marina </dc:creator>
    <meta:document-statistic meta:table-count="0" meta:image-count="0" meta:object-count="0" meta:page-count="1" meta:paragraph-count="5" meta:word-count="21" meta:character-count="207"/>
    <meta:user-defined meta:name="Info 1"/>
    <meta:user-defined meta:name="Info 2"/>
    <meta:user-defined meta:name="Info 3"/>
    <meta:user-defined meta:name="Info 4"/>
  </office:meta>
</office:document-meta>
</file>